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/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office:value-type="string">
            <text:p>See some references [5], [15], [16]. Discussion on agile problem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office:value-type="string">
            <text:p>see (Fitzgerald 2006), (Borjesson et al 2006) 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7"/>
          <table:table-cell office:value-type="string">
            <text:p>Included in background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3"/>
          <table:table-cell office:value-type="string">
            <text:p>See: [5] “Agile Adoption Rate Survey Results”, [4] The Agile Journal, “Agile Survey”</text:p>
          </table:table-cell>
          <table:table-cell table:number-columns-repeated="1008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5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references [10-14] for large scale experience reports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style-name="ce6" office:value-type="string">
            <text:p>Large scale def.: [Fowler, 2002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office:value-type="string">
            <text:p>Thorough background section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See: [2] Kahkonen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office:value-type="string">
            <text:p>[19] Khramov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office:value-type="string">
            <text:p>[Cao L, 2004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office:value-type="string">
            <text:p>Good work on related literatur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style-name="ce7" office:value-type="string">
            <text:p>Definition on large scal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Interesting viewpoints on KM in background</text:p>
          </table:table-cell>
          <table:table-cell table:number-columns-repeated="1008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office:value-type="string">
            <text:p>Technical insights on test implementation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office:value-type="string">
            <text:p>GSD related, GSD reference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office:value-type="string">
            <text:p>Duplicate of “Crawl, Walk, Run...”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office:value-type="string">
            <text:p>Continuing “Letters from the edge of an agile transition”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office:value-type="string">
            <text:p>Interesting research on related work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office:value-type="string">
            <text:p>Some good references? Coaching team focus.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style-name="ce7" office:value-type="string">
            <text:p>Agile adoption research in general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office:value-type="string">
            <text:p>Implementing a process for small busines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Requirements engineering. [3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office:value-type="string">
            <text:p>See for background. References on technology assimilation (Vijayasarathy and Turk, 2008)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[i] Kotter's 8 step proces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For background: [6, 7, 8, 9], also [10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/>
          <table:table-cell office:value-type="string">
            <text:p>Use as background?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Background: [2, 5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9" table:number-rows-repeated="10484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10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0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0" table:number-rows-repeated="40">
          <table:table-cell table:number-columns-repeated="1024"/>
        </table:table-row>
        <table:table-row table:style-name="ro10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4">
          <table:table-cell table:number-columns-repeated="1024"/>
        </table:table-row>
        <table:table-row table:style-name="ro10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16.08.2013</text:date>, <text:time>14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8-16T14:06:24.54</dc:date>
    <meta:editing-duration>P5DT21H22M26S</meta:editing-duration>
    <meta:editing-cycles>909</meta:editing-cycles>
    <meta:printed-by>Kim Dikert</meta:printed-by>
    <meta:print-date>2013-05-15T00:23:21</meta:print-date>
    <meta:document-statistic meta:table-count="2" meta:cell-count="2321" meta:object-count="0"/>
  </office:meta>
</office:document-meta>
</file>